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ccb48" officeooo:paragraph-rsid="000ccb48" style:font-size-asian="14pt" style:font-size-complex="14pt"/>
    </style:style>
    <style:style style:name="P2" style:family="paragraph" style:parent-style-name="Standard">
      <style:text-properties fo:font-size="14pt" officeooo:rsid="000d21ba" officeooo:paragraph-rsid="00293681" style:font-size-asian="14pt" style:font-size-complex="14pt"/>
    </style:style>
    <style:style style:name="P3" style:family="paragraph" style:parent-style-name="Standard">
      <style:text-properties fo:font-size="14pt" officeooo:rsid="000ea19f" officeooo:paragraph-rsid="000ea19f" style:font-size-asian="14pt" style:font-size-complex="14pt"/>
    </style:style>
    <style:style style:name="P4" style:family="paragraph" style:parent-style-name="Standard">
      <style:text-properties fo:font-size="14pt" officeooo:rsid="000eca99" officeooo:paragraph-rsid="000eca99" style:font-size-asian="14pt" style:font-size-complex="14pt"/>
    </style:style>
    <style:style style:name="P5" style:family="paragraph" style:parent-style-name="Standard">
      <style:text-properties fo:font-size="14pt" officeooo:rsid="00108406" officeooo:paragraph-rsid="00108406" style:font-size-asian="14pt" style:font-size-complex="14pt"/>
    </style:style>
    <style:style style:name="P6" style:family="paragraph" style:parent-style-name="Standard">
      <style:text-properties fo:font-size="14pt" officeooo:rsid="0010c8d0" officeooo:paragraph-rsid="0010c8d0" style:font-size-asian="14pt" style:font-size-complex="14pt"/>
    </style:style>
    <style:style style:name="P7" style:family="paragraph" style:parent-style-name="Standard">
      <style:text-properties fo:font-size="14pt" officeooo:rsid="0011924c" officeooo:paragraph-rsid="0011924c" style:font-size-asian="14pt" style:font-size-complex="14pt"/>
    </style:style>
    <style:style style:name="P8" style:family="paragraph" style:parent-style-name="Standard">
      <style:text-properties fo:font-size="14pt" officeooo:rsid="00150153" officeooo:paragraph-rsid="00150153" style:font-size-asian="14pt" style:font-size-complex="14pt"/>
    </style:style>
    <style:style style:name="P9" style:family="paragraph" style:parent-style-name="Standard">
      <style:text-properties fo:font-size="14pt" officeooo:rsid="00246235" officeooo:paragraph-rsid="00246235" style:font-size-asian="14pt" style:font-size-complex="14pt"/>
    </style:style>
    <style:style style:name="P10" style:family="paragraph" style:parent-style-name="Standard">
      <style:text-properties fo:font-size="14pt" officeooo:rsid="00184b13" officeooo:paragraph-rsid="00184b13" style:font-size-asian="14pt" style:font-size-complex="14pt"/>
    </style:style>
    <style:style style:name="P11" style:family="paragraph" style:parent-style-name="Standard">
      <style:text-properties fo:font-size="14pt" officeooo:rsid="00185518" officeooo:paragraph-rsid="00185518" style:font-size-asian="14pt" style:font-size-complex="14pt"/>
    </style:style>
    <style:style style:name="P12" style:family="paragraph" style:parent-style-name="Standard">
      <style:text-properties fo:font-size="14pt" officeooo:rsid="00185518" officeooo:paragraph-rsid="0029dffd" style:font-size-asian="14pt" style:font-size-complex="14pt"/>
    </style:style>
    <style:style style:name="P13" style:family="paragraph" style:parent-style-name="Standard">
      <style:text-properties fo:font-size="14pt" officeooo:rsid="0019c1bf" officeooo:paragraph-rsid="0019c1bf" style:font-size-asian="14pt" style:font-size-complex="14pt"/>
    </style:style>
    <style:style style:name="P14" style:family="paragraph" style:parent-style-name="Standard">
      <style:text-properties fo:font-size="14pt" officeooo:rsid="001c4bf9" officeooo:paragraph-rsid="001c4bf9" style:font-size-asian="14pt" style:font-size-complex="14pt"/>
    </style:style>
    <style:style style:name="P15" style:family="paragraph" style:parent-style-name="Standard">
      <style:text-properties fo:font-size="14pt" officeooo:rsid="00210592" officeooo:paragraph-rsid="00210592" style:font-size-asian="14pt" style:font-size-complex="14pt"/>
    </style:style>
    <style:style style:name="P16" style:family="paragraph" style:parent-style-name="Standard">
      <style:text-properties fo:font-size="14pt" officeooo:rsid="00230226" officeooo:paragraph-rsid="00230226" style:font-size-asian="14pt" style:font-size-complex="14pt"/>
    </style:style>
    <style:style style:name="P17" style:family="paragraph" style:parent-style-name="Standard">
      <style:text-properties fo:font-size="14pt" officeooo:rsid="00258fc5" officeooo:paragraph-rsid="00258fc5" style:font-size-asian="14pt" style:font-size-complex="14pt"/>
    </style:style>
    <style:style style:name="P18" style:family="paragraph" style:parent-style-name="Standard">
      <style:text-properties fo:font-size="14pt" officeooo:rsid="0026458d" officeooo:paragraph-rsid="0026458d" style:font-size-asian="14pt" style:font-size-complex="14pt"/>
    </style:style>
    <style:style style:name="P19" style:family="paragraph" style:parent-style-name="Standard">
      <style:text-properties fo:font-size="14pt" style:font-size-asian="14pt" style:font-size-complex="14pt"/>
    </style:style>
    <style:style style:name="P20" style:family="paragraph" style:parent-style-name="Standard">
      <style:text-properties fo:font-size="14pt" officeooo:rsid="002b104c" officeooo:paragraph-rsid="00326ba2" style:font-size-asian="14pt" style:font-size-complex="14pt"/>
    </style:style>
    <style:style style:name="P21" style:family="paragraph" style:parent-style-name="Standard">
      <style:text-properties fo:font-size="14pt" fo:font-weight="bold" officeooo:rsid="00108406" officeooo:paragraph-rsid="00108406" style:font-size-asian="14pt" style:font-weight-asian="bold" style:font-size-complex="14pt" style:font-weight-complex="bold"/>
    </style:style>
    <style:style style:name="P22" style:family="paragraph" style:parent-style-name="Standard">
      <style:text-properties fo:font-size="14pt" fo:font-weight="bold" officeooo:rsid="00151b98" officeooo:paragraph-rsid="00151b98" style:font-size-asian="14pt" style:font-weight-asian="bold" style:font-size-complex="14pt" style:font-weight-complex="bold"/>
    </style:style>
    <style:style style:name="P23" style:family="paragraph" style:parent-style-name="Standard">
      <style:text-properties fo:font-size="14pt" fo:font-weight="bold" officeooo:rsid="00151b98" officeooo:paragraph-rsid="003490bb" style:font-size-asian="14pt" style:font-weight-asian="bold" style:font-size-complex="14pt" style:font-weight-complex="bold"/>
    </style:style>
    <style:style style:name="P24" style:family="paragraph" style:parent-style-name="Standard">
      <style:text-properties fo:font-size="14pt" fo:font-weight="bold" officeooo:rsid="00151b98" officeooo:paragraph-rsid="00365bb6" style:font-size-asian="14pt" style:font-weight-asian="bold" style:font-size-complex="14pt" style:font-weight-complex="bold"/>
    </style:style>
    <style:style style:name="P25" style:family="paragraph" style:parent-style-name="Standard">
      <style:text-properties fo:font-size="14pt" fo:font-weight="bold" officeooo:rsid="001df4b4" officeooo:paragraph-rsid="001df4b4" style:font-size-asian="14pt" style:font-weight-asian="bold" style:font-size-complex="14pt" style:font-weight-complex="bold"/>
    </style:style>
    <style:style style:name="P26" style:family="paragraph" style:parent-style-name="Standard">
      <style:text-properties fo:font-size="14pt" fo:font-weight="bold" officeooo:rsid="001e9315" officeooo:paragraph-rsid="001e9315" style:font-size-asian="14pt" style:font-weight-asian="bold" style:font-size-complex="14pt" style:font-weight-complex="bold"/>
    </style:style>
    <style:style style:name="P27" style:family="paragraph" style:parent-style-name="Standard">
      <style:text-properties fo:font-size="14pt" fo:font-weight="bold" officeooo:rsid="00200164" officeooo:paragraph-rsid="00200164" style:font-size-asian="14pt" style:font-weight-asian="bold" style:font-size-complex="14pt" style:font-weight-complex="bold"/>
    </style:style>
    <style:style style:name="P28" style:family="paragraph" style:parent-style-name="Standard">
      <style:text-properties fo:font-size="14pt" fo:font-weight="bold" officeooo:rsid="00200164" officeooo:paragraph-rsid="003b33a3" style:font-size-asian="14pt" style:font-weight-asian="bold" style:font-size-complex="14pt" style:font-weight-complex="bold"/>
    </style:style>
    <style:style style:name="T1" style:family="text">
      <style:text-properties officeooo:rsid="00150153"/>
    </style:style>
    <style:style style:name="T2" style:family="text">
      <style:text-properties officeooo:rsid="001706e5"/>
    </style:style>
    <style:style style:name="T3" style:family="text">
      <style:text-properties officeooo:rsid="0017a70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b6b8a"/>
    </style:style>
    <style:style style:name="T6" style:family="text">
      <style:text-properties officeooo:rsid="00208118"/>
    </style:style>
    <style:style style:name="T7" style:family="text">
      <style:text-properties officeooo:rsid="00238af1"/>
    </style:style>
    <style:style style:name="T8" style:family="text">
      <style:text-properties officeooo:rsid="00246235"/>
    </style:style>
    <style:style style:name="T9" style:family="text">
      <style:text-properties officeooo:rsid="002c8c99"/>
    </style:style>
    <style:style style:name="T10" style:family="text">
      <style:text-properties officeooo:rsid="00307642"/>
    </style:style>
    <style:style style:name="T11" style:family="text">
      <style:text-properties officeooo:rsid="003357f5"/>
    </style:style>
    <style:style style:name="T12" style:family="text">
      <style:text-properties officeooo:rsid="003420dd"/>
    </style:style>
    <style:style style:name="T13" style:family="text">
      <style:text-properties officeooo:rsid="003490bb"/>
    </style:style>
    <style:style style:name="T14" style:family="text">
      <style:text-properties officeooo:rsid="0035772c"/>
    </style:style>
    <style:style style:name="T15" style:family="text">
      <style:text-properties officeooo:rsid="00365bb6"/>
    </style:style>
    <style:style style:name="T16" style:family="text">
      <style:text-properties officeooo:rsid="003856f3"/>
    </style:style>
    <style:style style:name="T17" style:family="text">
      <style:text-properties officeooo:rsid="00396324"/>
    </style:style>
    <style:style style:name="T18" style:family="text">
      <style:text-properties officeooo:rsid="003a28dd"/>
    </style:style>
    <style:style style:name="T19" style:family="text">
      <style:text-properties officeooo:rsid="003a885c"/>
    </style:style>
    <style:style style:name="T20" style:family="text">
      <style:text-properties officeooo:rsid="003b33a3"/>
    </style:style>
    <style:style style:name="T21" style:family="text">
      <style:text-properties officeooo:rsid="003b7eb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 <text:s/>Notes</text:p>
      <text:p text:style-name="P1"/>
      <text:p text:style-name="P2">To change from ec2 to root</text:p>
      <text:p text:style-name="P2"># sudo su -</text:p>
      <text:p text:style-name="P3"/>
      <text:p text:style-name="P3"># yum update <text:s text:c="2"/>; to check the any updates available in current instance</text:p>
      <text:p text:style-name="P4"/>
      <text:p text:style-name="P4"># yum install git ; is used to install git in current ec2 instance</text:p>
      <text:p text:style-name="P4"/>
      <text:p text:style-name="P4">#git --version <text:s text:c="3"/>; is used to check git version</text:p>
      <text:p text:style-name="P4"/>
      <text:p text:style-name="P4">#git -v ; also same to check git version</text:p>
      <text:p text:style-name="P4"/>
      <text:p text:style-name="P4">#ssh-keygen ; to generate key </text:p>
      <text:p text:style-name="P5"/>
      <text:p text:style-name="P5">#git checkout -b &lt;branch_name&gt; ;to create branch and switch to that new branch</text:p>
      <text:p text:style-name="P6"/>
      <text:p text:style-name="P6">#git checkout &lt;branch_name&gt; <text:s/>; to swirch from one branch to another</text:p>
      <text:p text:style-name="P7"/>
      <text:p text:style-name="P7">#git branch ; to check current working branch and list of branchs</text:p>
      <text:p text:style-name="P8"/>
      <text:p text:style-name="P8">#<text:span text:style-name="T4">git push –set-upstream origin &lt;branch_name&gt;</text:span></text:p>
      <text:p text:style-name="P8"><text:tab/><text:span text:style-name="T7">to make connection between from local branch to remote branch we can use this cmd</text:span></text:p>
      <text:p text:style-name="P8"/>
      <text:p text:style-name="P8"><text:s/><text:span text:style-name="T7">#git push -u &lt;origin&gt; &lt;branch_name&gt;</text:span></text:p>
      <text:p text:style-name="P8"><text:tab/><text:span text:style-name="T8">same as above set upstram</text:span></text:p>
      <text:p text:style-name="P9"/>
      <text:p text:style-name="P9">#git push -u &lt;origin&gt; &lt;loacl_branch_name&gt;: &lt;remote_branch_name&gt;<text:span text:style-name="T1"><text:tab/></text:span></text:p>
      <text:p text:style-name="P8"><text:tab/><text:span text:style-name="T3">One done just use git pull</text:span></text:p>
      <text:p text:style-name="P8"/>
      <text:p text:style-name="P10">#git remote <text:s/>; which shows the remote entaties which available ./git/config</text:p>
      <text:p text:style-name="P10"/>
      <text:p text:style-name="P10">#git remote -v</text:p>
      <text:p text:style-name="P11"/>
      <text:p text:style-name="P12"># git remote add &lt;name&gt; &lt;url&gt; ; the name should be any name <text:s/>and url must be the </text:p>
      <text:p text:style-name="P12">remote repositery url</text:p>
      <text:p text:style-name="P13"/>
      <text:p text:style-name="P13">#git remote rm &lt;name&gt; : <text:span text:style-name="T5">remove the entity name</text:span></text:p>
      <text:p text:style-name="P14"/>
      <text:p text:style-name="P14">#git remote rename &lt;old_name&gt; &lt;new_name&gt;</text:p>
      <text:p text:style-name="P15"/>
      <text:p text:style-name="P15">#git push &lt;remote name&gt;</text:p>
      <text:p text:style-name="P15"/>
      <text:p text:style-name="P15">#git push &lt;remote_name&gt; <text:s/>--force</text:p>
      <text:p text:style-name="P16"><text:soft-page-break/>#git remote set-url origin&lt;remote name&gt; &lt;url&gt; ; to update </text:p>
      <text:p text:style-name="P17"/>
      <text:p text:style-name="P17">#git switch -c &lt;new_branch_name&gt;</text:p>
      <text:p text:style-name="P18"/>
      <text:p text:style-name="P18">#git push -u &lt;origin&gt; &lt;local_branch&gt;:&lt;remote_branch&gt;</text:p>
      <text:p text:style-name="P5"/>
      <text:p text:style-name="P20">#git <text:span text:style-name="T9">branch --vv <text:s/>: </text:span><text:span text:style-name="T10">to check which branch to link from local to remote</text:span></text:p>
      <text:p text:style-name="P20"><text:span text:style-name="T9"><text:s/></text:span></text:p>
      <text:p text:style-name="P5">**************************************************</text:p>
      <text:p text:style-name="P5"/>
      <text:p text:style-name="P21">Q1 : how to get one branch file into another branch</text:p>
      <text:p text:style-name="P22"><text:tab/><text:span text:style-name="T11">using merge if anothe repo need to pull</text:span></text:p>
      <text:p text:style-name="P22"/>
      <text:p text:style-name="P22">Q2 : what is the use of origin</text:p>
      <text:p text:style-name="P22"><text:tab/><text:span text:style-name="T12">origin is a alise name for remote repo url</text:span></text:p>
      <text:p text:style-name="P22"/>
      <text:p text:style-name="P23">Q3: <text:span text:style-name="T2">what is set upstream origin</text:span></text:p>
      <text:p text:style-name="P23"><text:span text:style-name="T2"><text:tab/></text:span><text:span text:style-name="T13">there are two ways to create upstream </text:span></text:p>
      <text:p text:style-name="P24"><text:span text:style-name="T2"><text:tab/></text:span><text:span text:style-name="T15">#</text:span><text:span text:style-name="T13">git push –set-upstream &lt;origin&gt; &lt;branch_name&gt; </text:span><text:span text:style-name="T14"># will make <text:s/>a link to current local branch to remote branch if remote dont have branch it will create and make a link</text:span></text:p>
      <text:p text:style-name="P24"><text:span text:style-name="T2"><text:tab/> <text:s text:c="30"/></text:span><text:span text:style-name="T16">or</text:span></text:p>
      <text:p text:style-name="P24"><text:tab/><text:span text:style-name="T16">#</text:span><text:span text:style-name="T17">git push -u &lt;origin&gt; &lt;branch_name&gt;</text:span></text:p>
      <text:p text:style-name="P24"><text:s text:c="3"/><text:span text:style-name="T18">here -u flag used for to create link between local banch to remote branch</text:span></text:p>
      <text:p text:style-name="P24"><text:span text:style-name="T2"><text:s/></text:span></text:p>
      <text:p text:style-name="P25"/>
      <text:p text:style-name="P25">Q4: check once git clone done : git remote -v</text:p>
      <text:p text:style-name="P26"><text:s text:c="9"/><text:tab/><text:span text:style-name="T19">Checked it default set origin which remote repositery name.</text:span></text:p>
      <text:p text:style-name="P26"/>
      <text:p text:style-name="P26">Q5: differenece between set-upstream and add</text:p>
      <text:p text:style-name="P28"><text:tab/><text:span text:style-name="T20">set-upstream is used for to create link between git branch to github branch once done if we push the files all went to default branch which your are working branch.</text:span><text:tab/></text:p>
      <text:p text:style-name="P28"><text:tab/><text:tab/></text:p>
      <text:p text:style-name="P27">Q6: <text:span text:style-name="T6">how to add repositery once done clone</text:span></text:p>
      <text:p text:style-name="P21"><text:tab/><text:span text:style-name="T21">Not understand question.</text:span></text:p>
      <text:p text:style-name="P21"/>
      <text:p text:style-name="P2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7T12:10:41.749288726</meta:creation-date>
    <meta:editing-duration>PT1H58M59S</meta:editing-duration>
    <meta:editing-cycles>46</meta:editing-cycles>
    <meta:generator>LibreOffice/7.3.7.2$Linux_X86_64 LibreOffice_project/30$Build-2</meta:generator>
    <dc:date>2023-07-07T16:50:47.643793010</dc:date>
    <meta:document-statistic meta:table-count="0" meta:image-count="0" meta:object-count="0" meta:page-count="3" meta:paragraph-count="49" meta:word-count="397" meta:character-count="2325" meta:non-whitespace-character-count="1899"/>
  </office:meta>
</office:document-meta>
</file>